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DejaVu Sans Mono" svg:font-family="'DejaVu Sans Mono'"/>
    <style:font-face style:name="Arial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27.7cm" table:align="margins"/>
    </style:style>
    <style:style style:name="Table.A" style:family="table-column">
      <style:table-column-properties style:column-width="1.005cm" style:rel-column-width="2378*"/>
    </style:style>
    <style:style style:name="Table.B" style:family="table-column">
      <style:table-column-properties style:column-width="5.503cm" style:rel-column-width="13020*"/>
    </style:style>
    <style:style style:name="Table.C" style:family="table-column">
      <style:table-column-properties style:column-width="1.402cm" style:rel-column-width="3317*"/>
    </style:style>
    <style:style style:name="Table.D" style:family="table-column">
      <style:table-column-properties style:column-width="1.799cm" style:rel-column-width="4256*"/>
    </style:style>
    <style:style style:name="Table.E" style:family="table-column">
      <style:table-column-properties style:column-width="1.693cm" style:rel-column-width="4006*"/>
    </style:style>
    <style:style style:name="Table.F" style:family="table-column">
      <style:table-column-properties style:column-width="2.09cm" style:rel-column-width="4945*"/>
    </style:style>
    <style:style style:name="Table.G" style:family="table-column">
      <style:table-column-properties style:column-width="2.011cm" style:rel-column-width="4757*"/>
    </style:style>
    <style:style style:name="Table.H" style:family="table-column">
      <style:table-column-properties style:column-width="1.542cm" style:rel-column-width="3647*"/>
    </style:style>
    <style:style style:name="Table.I" style:family="table-column">
      <style:table-column-properties style:column-width="2.131cm" style:rel-column-width="5041*"/>
    </style:style>
    <style:style style:name="Table.M" style:family="table-column">
      <style:table-column-properties style:column-width="2.133cm" style:rel-column-width="5045*"/>
    </style:style>
    <style:style style:name="Table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.M1" style:family="table-cell">
      <style:table-cell-properties fo:background-color="#b2b2b2" fo:padding="0.097cm" fo:border="0.05pt solid #000000">
        <style:background-image/>
      </style:table-cell-properties>
    </style:style>
    <style:style style:name="Table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.A3" style:family="table-cell">
      <style:table-cell-properties fo:padding="0.097cm" fo:border-left="0.05pt solid #000000" fo:border-right="none" fo:border-top="none" fo:border-bottom="0.05pt solid #000000"/>
    </style:style>
    <style:style style:name="Table.B3" style:family="table-cell">
      <style:table-cell-properties fo:padding="0.097cm" fo:border-left="0.05pt solid #000000" fo:border-right="none" fo:border-top="none" fo:border-bottom="0.05pt solid #000000"/>
    </style:style>
    <style:style style:name="Table.C3" style:family="table-cell">
      <style:table-cell-properties fo:padding="0.097cm" fo:border-left="0.05pt solid #000000" fo:border-right="none" fo:border-top="none" fo:border-bottom="0.05pt solid #000000"/>
    </style:style>
    <style:style style:name="Table.D3" style:family="table-cell">
      <style:table-cell-properties fo:padding="0.097cm" fo:border-left="0.05pt solid #000000" fo:border-right="none" fo:border-top="none" fo:border-bottom="0.05pt solid #000000"/>
    </style:style>
    <style:style style:name="Table.E3" style:family="table-cell">
      <style:table-cell-properties fo:padding="0.097cm" fo:border-left="0.05pt solid #000000" fo:border-right="none" fo:border-top="none" fo:border-bottom="0.05pt solid #000000"/>
    </style:style>
    <style:style style:name="Table.F3" style:family="table-cell">
      <style:table-cell-properties fo:padding="0.097cm" fo:border-left="0.05pt solid #000000" fo:border-right="none" fo:border-top="none" fo:border-bottom="0.05pt solid #000000"/>
    </style:style>
    <style:style style:name="Table.G3" style:family="table-cell">
      <style:table-cell-properties fo:padding="0.097cm" fo:border-left="0.05pt solid #000000" fo:border-right="none" fo:border-top="none" fo:border-bottom="0.05pt solid #000000"/>
    </style:style>
    <style:style style:name="Table.H3" style:family="table-cell">
      <style:table-cell-properties fo:padding="0.097cm" fo:border-left="0.05pt solid #000000" fo:border-right="none" fo:border-top="none" fo:border-bottom="0.05pt solid #000000"/>
    </style:style>
    <style:style style:name="Table.I3" style:family="table-cell">
      <style:table-cell-properties fo:padding="0.097cm" fo:border-left="0.05pt solid #000000" fo:border-right="none" fo:border-top="none" fo:border-bottom="0.05pt solid #000000"/>
    </style:style>
    <style:style style:name="Table.J3" style:family="table-cell">
      <style:table-cell-properties fo:padding="0.097cm" fo:border-left="0.05pt solid #000000" fo:border-right="none" fo:border-top="none" fo:border-bottom="0.05pt solid #000000"/>
    </style:style>
    <style:style style:name="Table.K3" style:family="table-cell">
      <style:table-cell-properties fo:padding="0.097cm" fo:border-left="0.05pt solid #000000" fo:border-right="none" fo:border-top="none" fo:border-bottom="0.05pt solid #000000"/>
    </style:style>
    <style:style style:name="Table.L3" style:family="table-cell">
      <style:table-cell-properties fo:padding="0.097cm" fo:border-left="0.05pt solid #000000" fo:border-right="none" fo:border-top="none" fo:border-bottom="0.05pt solid #000000"/>
    </style:style>
    <style:style style:name="Table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rsid="001c2a6d" officeooo:paragraph-rsid="001c2a6d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1d4a75" style:font-size-asian="8pt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Arial1" fo:font-size="10pt" fo:font-weight="normal" officeooo:rsid="001c2a6d" officeooo:paragraph-rsid="001c2a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Colibri" fo:font-size="5pt" officeooo:paragraph-rsid="001d4a75" style:font-size-asian="4.34999990463257pt" style:font-size-complex="5pt"/>
    </style:style>
    <style:style style:name="P6" style:family="paragraph" style:parent-style-name="Standard">
      <style:paragraph-properties fo:text-align="start" style:justify-single-word="false"/>
      <style:text-properties style:font-name="Colibri" fo:font-size="6pt" fo:font-weight="bold" officeooo:paragraph-rsid="001d4a75" style:font-size-asian="6pt" style:font-weight-asian="bold" style:font-size-complex="6pt" style:font-weight-complex="bold"/>
    </style:style>
    <style:style style:name="P7" style:family="paragraph" style:parent-style-name="Footer">
      <style:text-properties officeooo:rsid="001c2a6d" officeooo:paragraph-rsid="001c2a6d"/>
    </style:style>
    <style:style style:name="P8" style:family="paragraph" style:parent-style-name="Table_20_Heading">
      <style:text-properties fo:font-size="10pt" officeooo:rsid="001d4a75" officeooo:paragraph-rsid="001d4a75" style:font-size-asian="10pt" style:font-size-complex="10pt"/>
    </style:style>
    <style:style style:name="P9" style:family="paragraph" style:parent-style-name="Preformatted_20_Text">
      <style:paragraph-properties fo:margin-top="0cm" fo:margin-bottom="0.499cm" style:contextual-spacing="false" fo:text-align="start" style:justify-single-word="false" fo:background-color="#ffffff">
        <style:background-image/>
      </style:paragraph-properties>
      <style:text-properties fo:color="#000000" style:font-name="Tahoma" fo:font-size="8pt" fo:font-style="normal" fo:font-weight="normal" officeooo:rsid="001f24de" officeooo:paragraph-rsid="002e101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0pt" officeooo:paragraph-rsid="002e101a" style:font-size-asian="10pt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ahoma" fo:font-size="8pt" fo:font-style="normal" fo:font-weight="normal" officeooo:rsid="001f24de" officeooo:paragraph-rsid="002e101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fo:font-weight="bold" officeooo:rsid="001f24de" style:font-name-asian="Times New Roman" style:font-style-asian="normal" style:font-weight-asian="bold" style:font-name-complex="Times New Roman" style:font-style-complex="normal" style:font-weight-complex="bold"/>
    </style:style>
    <style:style style:name="T5" style:family="text">
      <style:text-properties fo:color="#000000" fo:font-style="normal" fo:font-weight="bold" officeooo:rsid="001f24de" fo:background-color="transparent" loext:char-shading-value="0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weight="normal" style:font-weight-asian="normal" style:font-name-complex="Tahoma1" style:font-weight-complex="normal"/>
    </style:style>
    <style:style style:name="T7" style:family="text">
      <style:text-properties fo:color="#000000" style:font-name="Tahoma" fo:font-size="8pt" fo:font-style="normal" fo:font-weight="normal" officeooo:rsid="001f24de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000000" style:font-name="Colibri" fo:font-size="8pt" fo:font-style="normal" fo:font-weight="bold" officeooo:rsid="001f24de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9" style:family="text">
      <style:text-properties style:font-name="Arial1" fo:font-size="9pt" fo:font-weight="normal" officeooo:rsid="001c2a6d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E"/>
        <table:table-column table:style-name="Table.F"/>
        <table:table-column table:style-name="Table.G"/>
        <table:table-column table:style-name="Table.H"/>
        <table:table-column table:style-name="Table.I" table:number-columns-repeated="4"/>
        <table:table-column table:style-name="Table.M"/>
        <table:table-header-rows>
          <table:table-row>
            <table:table-cell table:style-name="Table.A1" office:value-type="string">
              <text:p text:style-name="P8">Rif.</text:p>
            </table:table-cell>
            <table:table-cell table:style-name="Table.A1" office:value-type="string">
              <text:p text:style-name="P8">Descrizione</text:p>
            </table:table-cell>
            <table:table-cell table:style-name="Table.A1" office:value-type="string">
              <text:p text:style-name="P8">Anno acquisizione</text:p>
            </table:table-cell>
            <table:table-cell table:style-name="Table.A1" office:value-type="string">
              <text:p text:style-name="P8">Data acquisizione</text:p>
            </table:table-cell>
            <table:table-cell table:style-name="Table.A1" office:value-type="string">
              <text:p text:style-name="P8">Fattura fornitore</text:p>
            </table:table-cell>
            <table:table-cell table:style-name="Table.A1" office:value-type="string">
              <text:p text:style-name="P8">Costo storico di acquisto</text:p>
            </table:table-cell>
            <table:table-cell table:style-name="Table.A1" office:value-type="string">
              <text:p text:style-name="P8">Rivalutazioni o svalutazioni</text:p>
            </table:table-cell>
            <table:table-cell table:style-name="Table.A1" office:value-type="string">
              <text:p text:style-name="P8">Eliminazione</text:p>
            </table:table-cell>
            <table:table-cell table:style-name="Table.A1" office:value-type="string">
              <text:p text:style-name="P8">Fonto di amm.to fine es. precedente</text:p>
            </table:table-cell>
            <table:table-cell table:style-name="Table.A1" office:value-type="string">
              <text:p text:style-name="P8">Coefficiente di ammortamento</text:p>
            </table:table-cell>
            <table:table-cell table:style-name="Table.A1" office:value-type="string">
              <text:p text:style-name="P8">Quota annuale di ammortamento</text:p>
            </table:table-cell>
            <table:table-cell table:style-name="Table.A1" office:value-type="string">
              <text:p text:style-name="P8">Fondo di amm.to fine es. in corso</text:p>
            </table:table-cell>
            <table:table-cell table:style-name="Table.M1" office:value-type="string">
              <text:p text:style-name="P8">Residuo ammortizzabile</text:p>
            </table:table-cell>
          </table:table-row>
        </table:table-header-rows>
        <table:table-row>
          <table:table-cell table:style-name="Table.A2" table:number-columns-spanned="13" office:value-type="string">
            <text:p text:style-name="P9">ctgs = ctg_total(category_ids)</text:p>
            <text:p text:style-name="P9"><text:placeholder text:placeholder-type="text">&lt;for each="ctg in ctg_total(category_ids)"&gt;</text:placeholder></text:p>
            <text:p text:style-name="P11"><text:placeholder text:placeholder-type="text">&lt;ctg or ''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.A3" office:value-type="string">
            <text:p text:style-name="Table_20_Contents"/>
          </table:table-cell>
          <table:table-cell table:style-name="Table.B3" office:value-type="string">
            <text:p text:style-name="Table_20_Contents"/>
          </table:table-cell>
          <table:table-cell table:style-name="Table.C3" office:value-type="string">
            <text:p text:style-name="Table_20_Contents"/>
          </table:table-cell>
          <table:table-cell table:style-name="Table.D3" office:value-type="string">
            <text:p text:style-name="Table_20_Contents"/>
          </table:table-cell>
          <table:table-cell table:style-name="Table.E3" office:value-type="string">
            <text:p text:style-name="Table_20_Contents"/>
          </table:table-cell>
          <table:table-cell table:style-name="Table.F3" office:value-type="string">
            <text:p text:style-name="Table_20_Contents"/>
          </table:table-cell>
          <table:table-cell table:style-name="Table.G3" office:value-type="string">
            <text:p text:style-name="Table_20_Contents"/>
          </table:table-cell>
          <table:table-cell table:style-name="Table.H3" office:value-type="string">
            <text:p text:style-name="Table_20_Contents"/>
          </table:table-cell>
          <table:table-cell table:style-name="Table.L3" office:value-type="string">
            <text:p text:style-name="Table_20_Contents"/>
          </table:table-cell>
          <table:table-cell table:style-name="Table.L3" office:value-type="string">
            <text:p text:style-name="Table_20_Contents"/>
          </table:table-cell>
          <table:table-cell table:style-name="Table.L3" office:value-type="string">
            <text:p text:style-name="Table_20_Contents"/>
          </table:table-cell>
          <table:table-cell table:style-name="Table.L3" office:value-type="string">
            <text:p text:style-name="Table_20_Contents"/>
          </table:table-cell>
          <table:table-cell table:style-name="Table.M3" office:value-type="string">
            <text:p text:style-name="Table_20_Contents"/>
          </table:table-cell>
        </table:table-row>
        <table:table-row>
          <table:table-cell table:style-name="Table.A4" table:number-columns-spanned="13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DejaVu Sans Mono" svg:font-family="'DejaVu Sans Mono'"/>
    <style:font-face style:name="Arial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/>
    </style:style>
    <style:style style:name="Header.A" style:family="table-column">
      <style:table-column-properties style:column-width="27.7cm" style:rel-column-width="65535*"/>
    </style:style>
    <style:style style:name="Header.A1" style:family="table-cell">
      <style:table-cell-properties fo:padding="0.097cm" fo:border="0.05pt solid #000000"/>
    </style:style>
    <style:style style:name="Header.A2" style:family="table-cell">
      <style:table-cell-properties fo:padding="0.097cm" fo:border-left="0.05pt solid #000000" fo:border-right="0.05pt solid #000000" fo:border-top="none" fo:border-bottom="0.05pt solid #000000"/>
    </style:style>
    <style:style style:name="Footer" style:family="table">
      <style:table-properties style:width="27.7cm" table:align="margins"/>
    </style:style>
    <style:style style:name="Footer.A" style:family="table-column">
      <style:table-column-properties style:column-width="13.85cm" style:rel-column-width="32767*"/>
    </style:style>
    <style:style style:name="Footer.B" style:family="table-column">
      <style:table-column-properties style:column-width="13.85cm" style:rel-column-width="32768*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rsid="001c2a6d" officeooo:paragraph-rsid="001c2a6d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1d4a75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style:font-name="Tahoma"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style:font-name="Arial" fo:font-size="10pt" officeooo:paragraph-rsid="002e101a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Arial1" fo:font-size="10pt" fo:font-weight="normal" officeooo:rsid="001c2a6d" officeooo:paragraph-rsid="001c2a6d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text-align="start" style:justify-single-word="false"/>
      <style:text-properties style:font-name="Colibri" fo:font-size="5pt" officeooo:paragraph-rsid="001d4a75" style:font-size-asian="4.34999990463257pt" style:font-size-complex="5pt"/>
    </style:style>
    <style:style style:name="MP7" style:family="paragraph" style:parent-style-name="Standard">
      <style:paragraph-properties fo:text-align="start" style:justify-single-word="false"/>
      <style:text-properties style:font-name="Colibri" fo:font-size="6pt" fo:font-weight="bold" officeooo:paragraph-rsid="001d4a75" style:font-size-asian="6pt" style:font-weight-asian="bold" style:font-size-complex="6pt" style:font-weight-complex="bold"/>
    </style:style>
    <style:style style:name="MP8" style:family="paragraph" style:parent-style-name="Footer">
      <style:text-properties officeooo:rsid="001c2a6d" officeooo:paragraph-rsid="001c2a6d"/>
    </style:style>
    <style:style style:name="MT1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color="#000000" fo:font-weight="normal" style:font-weight-asian="normal" style:font-name-complex="Tahoma1" style:font-weight-complex="normal"/>
    </style:style>
    <style:style style:name="MT3" style:family="text">
      <style:text-properties fo:color="#000000"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style:font-name="Arial1" fo:font-size="9pt" fo:font-weight="normal" officeooo:rsid="001c2a6d" style:font-size-asian="9pt" style:font-weight-asian="normal" style:font-size-complex="9pt" style:font-weight-complex="normal"/>
    </style:style>
    <style:style style:name="MT5" style:family="text">
      <style:text-properties fo:color="#000000" fo:font-style="normal" fo:font-weight="bold" officeooo:rsid="001f24de" style:font-name-asian="Times New Roman" style:font-style-asian="normal" style:font-weight-asian="bold" style:font-name-complex="Times New Roman" style:font-style-complex="normal" style:font-weight-complex="bold"/>
    </style:style>
    <style:style style:name="MT6" style:family="text">
      <style:text-properties fo:color="#000000" fo:font-style="normal" fo:font-weight="bold" officeooo:rsid="001f24de" fo:background-color="transparent" loext:char-shading-value="0" style:font-name-asian="Times New Roman" style:font-style-asian="normal" style:font-weight-asian="bold" style:font-name-complex="Times New Roman" style:font-style-complex="normal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Header" table:style-name="Header">
          <table:table-column table:style-name="Header.A"/>
          <table:table-row>
            <table:table-cell table:style-name="Header.A1" office:value-type="string">
              <text:p text:style-name="MP2"><text:span text:style-name="MT1"><text:placeholder text:placeholder-type="text">&lt;o.company_id.partner_id.name.upper()&gt;</text:placeholder></text:span><text:span text:style-name="MT1"> -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2"><text:s/></text:span><text:span text:style-name="MT1"><text:placeholder text:placeholder-type="text">&lt;o.company_id.partner_id.city or ''&gt;</text:placeholder></text:span><text:span text:style-name="MT2"> <text:s/></text:span><text:span text:style-name="MT1"><text:placeholder text:placeholder-type="text">&lt;o.company_id.partner_id.state_id.code and str('('+o.company_id.partner_id.state_id.code.upper()+')') or ''&gt;</text:placeholder></text:span><text:span text:style-name="MT1"> - </text:span><text:span text:style-name="MT2">Codice Fiscale e Partita Iva </text:span><text:span text:style-name="MT3"><text:placeholder text:placeholder-type="text">&lt;o.company_id.partner_id.vat or ''&gt;</text:placeholder></text:span><text:span text:style-name="MT4"><text:placeholder text:placeholder-type="text">&lt;setLang(o.company_id.partner_id.lang or  'it_IT')&gt;</text:placeholder></text:span></text:p>
            </table:table-cell>
          </table:table-row>
          <table:table-row>
            <table:table-cell table:style-name="Header.A2" office:value-type="string">
              <text:p text:style-name="MP3"/>
              <text:p text:style-name="MP4"><text:span text:style-name="MT5">Registro Cespiti anno </text:span><text:span text:style-name="MT6"><text:placeholder text:placeholder-type="text">&lt;fy_name or ''&gt;</text:placeholder></text:span></text:p>
            </table:table-cell>
          </table:table-row>
        </table:table>
        <text:p text:style-name="MP5"/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office:value-type="string">
              <text:p text:style-name="MP6"/>
              <text:p text:style-name="MP7">Pag <text:s/><text:page-number text:select-page="current">1</text:page-number> / <text:page-count>1</text:page-count></text:p>
            </table:table-cell>
            <table:table-cell office:value-type="string">
              <text:p text:style-name="Table_20_Contents"/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6-04-25T00:40:43.311840273</meta:creation-date>
    <dc:date>2016-04-25T16:06:10.722775989</dc:date>
    <dc:creator>sergio </dc:creator>
    <meta:editing-duration>PT1H58M41S</meta:editing-duration>
    <meta:editing-cycles>23</meta:editing-cycles>
    <meta:generator>LibreOffice/4.2.8.2$Linux_X86_64 LibreOffice_project/420m0$Build-2</meta:generator>
    <meta:document-statistic meta:table-count="3" meta:image-count="0" meta:object-count="0" meta:page-count="1" meta:paragraph-count="20" meta:word-count="86" meta:character-count="784" meta:non-whitespace-character-count="714"/>
  </office:meta>
</office:document-meta>
</file>